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ba14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ba14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ba14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ba14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ba14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ba14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ba14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ba14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ba14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ba14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ba14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ba14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ba14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ba14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ba14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ba14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ba14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Diego Enrique Boutto Flore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6/3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41392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Freddy Ernesto Boutto Medin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90272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31.66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3" meta:non-whitespace-character-count="1005"/>
    <meta:template xlink:type="simple" xlink:actuate="onRequest" xlink:title="Normal" xlink:href=""/>
  </office:meta>
</office:document-meta>
</file>